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211.49pt"/>
    </style:style>
    <style:style style:name="co3" style:family="table-column">
      <style:table-column-properties fo:break-before="auto" style:column-width="230pt"/>
    </style:style>
    <style:style style:name="co4" style:family="table-column">
      <style:table-column-properties fo:break-before="auto" style:column-width="533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34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8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name-complex="DejaVu Sans Mono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ans Mono" fo:font-size="9pt" fo:language="en" fo:country="US" style:font-name-asian="DejaVu Sans Mono" style:font-size-asian="9pt" style:language-asian="en" style:country-asian="US" style:font-name-complex="DejaVu Sans Mono" style:font-size-complex="9pt" style:language-complex="en" style:country-complex="US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style-complex="normal" style:font-style-asian="normal" style:font-weight-complex="bold" style:font-weight-asian="bold" style:font-size-complex="9pt" style:font-size-asian="9pt" style:font-name-complex="DejaVu Sans Mono" style:font-name-asian="DejaVu Sans Mono" style:country-complex="none" style:country-asian="none" fo:country="none" fo:font-style="normal" fo:color="#008080"/>
    </style:style>
    <style:style style:name="T2" style:family="text">
      <style:text-properties style:font-style-complex="normal" style:font-style-asian="normal" style:font-size-complex="9pt" style:font-size-asian="9pt" style:font-name-complex="DejaVu Sans Mono" style:font-name-asian="DejaVu Sans Mono" style:country-complex="none" style:country-asian="none" fo:country="none" fo:font-style="normal" fo:color="#000000" fo:font-weight="normal" style:font-weight-asian="normal" style:font-weight-complex="normal"/>
    </style:style>
    <style:style style:name="T3" style:family="text">
      <style:text-properties style:font-style-complex="normal" style:font-style-asian="normal" style:font-size-complex="9pt" style:font-size-asian="9pt" style:font-name-complex="DejaVu Sans Mono" style:font-name-asian="DejaVu Sans Mono" style:country-complex="none" style:country-asian="none" fo:country="none" fo:font-style="normal" fo:font-weight="normal" style:font-weight-asian="normal" style:font-weight-complex="normal" fo:color="#000080"/>
    </style:style>
    <style:style style:name="T4" style:family="text">
      <style:text-properties style:font-style-complex="normal" style:font-style-asian="normal" style:font-size-complex="9pt" style:font-size-asian="9pt" style:font-name-complex="DejaVu Sans Mono" style:font-name-asian="DejaVu Sans Mono" style:country-complex="none" style:country-asian="none" fo:country="none" fo:font-style="normal" fo:font-weight="normal" style:font-weight-asian="normal" style:font-weight-complex="normal" fo:color="#000000"/>
    </style:style>
    <style:style style:name="T5" style:family="text">
      <style:text-properties style:font-style-complex="normal" style:font-name-complex="DejaVu Sans Mono" style:font-size-asian="9pt" style:font-name="DejaVu Sans Mono" fo:font-style="normal" fo:font-weight="normal" style:font-name-asian="DejaVu Sans Mono" fo:font-size="9pt" style:font-weight-complex="normal" style:font-weight-asian="normal" style:font-size-complex="9pt" style:font-style-asian="normal"/>
    </style:style>
    <style:style style:name="T6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style:font-weight-asian="bold" style:font-weight-complex="bold" fo:color="#008080" fo:font-weight="bold"/>
    </style:style>
    <style:style style:name="T7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style:font-weight-complex="normal" style:font-weight-asian="normal" fo:font-weight="normal" fo:color="#000000"/>
    </style:style>
    <style:style style:name="T8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color="#008080" style:font-weight-complex="bold" style:font-weight-asian="bold" fo:font-weight="bold"/>
    </style:style>
    <style:style style:name="T9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font-weight="normal" style:font-weight-asian="normal" fo:color="#000000" style:font-weight-complex="normal"/>
    </style:style>
    <style:style style:name="T10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style:font-weight-complex="bold" fo:font-weight="bold" style:font-weight-asian="bold" fo:color="#008080"/>
    </style:style>
    <style:style style:name="T11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style:font-weight-complex="bold" style:font-weight-asian="bold" fo:color="#008080" fo:font-weight="bold"/>
    </style:style>
    <style:style style:name="T12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color="#000000" style:font-weight-complex="normal" style:font-weight-asian="normal" fo:font-weight="normal"/>
    </style:style>
    <style:style style:name="T13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font-weight="bold" fo:color="#008080" style:font-weight-asian="bold" style:font-weight-complex="bold"/>
    </style:style>
    <style:style style:name="T14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color="#000000" fo:font-weight="normal" style:font-weight-asian="normal" style:font-weight-complex="normal"/>
    </style:style>
    <style:style style:name="T15" style:family="text">
      <style:text-properties style:font-style-complex="normal" style:font-name-complex="DejaVu Sans Mono" style:font-size-asian="9pt" style:font-name="DejaVu Sans Mono" fo:font-style="normal" style:font-name-asian="DejaVu Sans Mono" fo:font-size="9pt" style:font-size-complex="9pt" style:font-style-asian="normal" fo:color="#008080" fo:font-weight="bold" style:font-weight-asian="bold" style:font-weight-complex="bold"/>
    </style:style>
    <style:style style:name="T16" style:family="text">
      <style:text-properties style:font-name-asian="DejaVu Sans Mono" style:font-name-complex="DejaVu Sans Mono" style:font-size-complex="9pt" style:font-weight-asian="normal" style:font-weight-complex="normal" style:font-style-complex="normal" style:font-style-asian="normal" style:font-name="DejaVu Sans Mono" style:font-size-asian="9pt" fo:font-size="9pt" fo:font-weight="normal" fo:font-style="normal"/>
    </style:style>
    <style:style style:name="T17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font-weight="bold" style:font-weight-asian="bold" fo:color="#008080" style:font-weight-complex="bold"/>
    </style:style>
    <style:style style:name="T18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color="#000000" fo:font-weight="normal" style:font-weight-complex="normal" style:font-weight-asian="normal"/>
    </style:style>
    <style:style style:name="T19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color="#008080" style:font-weight-complex="bold" style:font-weight-asian="bold" fo:font-weight="bold"/>
    </style:style>
    <style:style style:name="T20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style:font-weight-complex="normal" fo:color="#000000" fo:font-weight="normal" style:font-weight-asian="normal"/>
    </style:style>
    <style:style style:name="T21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font-weight="normal" style:font-weight-asian="normal" fo:color="#000000" style:font-weight-complex="normal"/>
    </style:style>
    <style:style style:name="T22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style:font-weight-complex="bold" style:font-weight-asian="bold" fo:color="#008080" fo:font-weight="bold"/>
    </style:style>
    <style:style style:name="T23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color="#000000" fo:font-weight="normal" style:font-weight-asian="normal" style:font-weight-complex="normal"/>
    </style:style>
    <style:style style:name="T24" style:family="text">
      <style:text-properties style:font-name-asian="DejaVu Sans Mono" style:font-name-complex="DejaVu Sans Mono" style:font-size-complex="9pt" style:font-style-complex="normal" style:font-style-asian="normal" style:font-name="DejaVu Sans Mono" style:font-size-asian="9pt" fo:font-size="9pt" fo:font-style="normal" fo:color="#008080" fo:font-weight="bold" style:font-weight-asian="bold" style:font-weight-complex="bold"/>
    </style:style>
    <style:style style:name="T25" style:family="text">
      <style:text-properties style:font-size-complex="9pt" style:font-size-asian="9pt" style:font-weight-complex="normal" style:font-weight-asian="normal" fo:font-size="9pt" fo:font-weight="normal" fo:font-style="normal" style:font-name-asian="DejaVu Sans Mono" style:font-name-complex="DejaVu Sans Mono" style:font-style-complex="normal" style:font-name="DejaVu Sans Mono" style:font-style-asian="normal"/>
    </style:style>
    <style:style style:name="T26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font-weight="bold" style:font-weight-asian="bold" fo:color="#008080" style:font-weight-complex="bold"/>
    </style:style>
    <style:style style:name="T27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font-weight="normal" style:font-weight-complex="normal" fo:color="#000000" style:font-weight-asian="normal"/>
    </style:style>
    <style:style style:name="T28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style:font-weight-asian="bold" style:font-weight-complex="bold" fo:font-weight="bold" fo:color="#008080"/>
    </style:style>
    <style:style style:name="T29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style:font-weight-asian="normal" style:font-weight-complex="normal" fo:font-weight="normal" fo:color="#000000"/>
    </style:style>
    <style:style style:name="T30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color="#008080" fo:font-weight="bold" style:font-weight-asian="bold" style:font-weight-complex="bold"/>
    </style:style>
    <style:style style:name="T31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color="#000000" fo:font-weight="normal" style:font-weight-asian="normal" style:font-weight-complex="normal"/>
    </style:style>
    <style:style style:name="T32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font-weight="normal" style:font-weight-asian="normal" style:font-weight-complex="normal" fo:color="#94558d"/>
    </style:style>
    <style:style style:name="T33" style:family="text">
      <style:text-properties style:font-size-complex="9pt" style:font-size-asian="9pt" fo:font-size="9pt" fo:font-style="normal" style:font-name-asian="DejaVu Sans Mono" style:font-name-complex="DejaVu Sans Mono" style:font-style-complex="normal" style:font-name="DejaVu Sans Mono" style:font-style-asian="normal" fo:font-weight="normal" style:font-weight-asian="normal" style:font-weight-complex="normal" fo:color="#000000"/>
    </style:style>
    <style:style style:name="T34" style:family="text">
      <style:text-properties style:font-weight-complex="normal" style:font-weight-asian="normal" style:font-size-complex="9pt" style:font-name-complex="DejaVu Sans Mono" style:font-name-asian="DejaVu Sans Mono" fo:font-style="normal" fo:font-weight="normal" fo:font-size="9pt" style:font-size-asian="9pt" style:font-style-complex="normal" style:font-name="DejaVu Sans Mono" style:font-style-asian="normal"/>
    </style:style>
    <style:style style:name="T35" style:family="text">
      <style:text-properties style:font-size-complex="9pt" style:font-name-complex="DejaVu Sans Mono" style:font-name-asian="DejaVu Sans Mono" fo:font-style="normal" fo:font-size="9pt" style:font-size-asian="9pt" style:font-style-complex="normal" style:font-name="DejaVu Sans Mono" style:font-style-asian="normal" fo:color="#008080" style:font-weight-complex="bold" style:font-weight-asian="bold" fo:font-weight="bold"/>
    </style:style>
    <style:style style:name="T36" style:family="text">
      <style:text-properties style:font-size-complex="9pt" style:font-name-complex="DejaVu Sans Mono" style:font-name-asian="DejaVu Sans Mono" fo:font-style="normal" fo:font-size="9pt" style:font-size-asian="9pt" style:font-style-complex="normal" style:font-name="DejaVu Sans Mono" style:font-style-asian="normal" fo:color="#000000" fo:font-weight="normal" style:font-weight-asian="normal" style:font-weight-complex="normal"/>
    </style:style>
    <style:style style:name="T37" style:family="text">
      <style:text-properties style:font-size-complex="9pt" style:font-name-complex="DejaVu Sans Mono" style:font-name-asian="DejaVu Sans Mono" fo:font-style="normal" fo:font-size="9pt" style:font-size-asian="9pt" style:font-style-complex="normal" style:font-name="DejaVu Sans Mono" style:font-style-asian="normal" fo:color="#00808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Subscriber Topics</text:p>
          </table:table-cell>
          <table:table-cell table:style-name="ce1" office:value-type="string" calcext:value-type="string">
            <text:p>Publisher Topics</text:p>
          </table:table-cell>
          <table:table-cell table:style-name="ce1" office:value-type="string" calcext:value-type="string">
            <text:p>Publisher Messag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uzzer</text:p>
          </table:table-cell>
          <table:table-cell office:value-type="string" calcext:value-type="string">
            <text:p>user_buzzer_command</text:p>
          </table:table-cell>
          <table:table-cell table:style-name="ce3" office:value-type="string" calcext:value-type="string">
            <text:p>system_buzzer_command</text:p>
          </table:table-cell>
          <table:table-cell office:value-type="string" calcext:value-type="string">
            <text:p><text:span text:style-name="T5">payload = {</text:span><text:span text:style-name="T6">'command'</text:span><text:span text:style-name="T7">: </text:span><text:span text:style-name="T8">'tone'</text:span><text:span text:style-name="T9">, </text:span><text:span text:style-name="T10">'frequency'</text:span><text:span text:style-name="T9">: payload[</text:span><text:span text:style-name="T11">'frequency'</text:span><text:span text:style-name="T12">], </text:span><text:span text:style-name="T13">'duration'</text:span><text:span text:style-name="T14">: payload[</text:span><text:span text:style-name="T15">'duration'</text:span><text:span text:style-name="T14">]}</text:span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zzer_pigpio</text:p>
          </table:table-cell>
          <table:table-cell table:style-name="ce3" office:value-type="string" calcext:value-type="string">
            <text:p>system_encoder_throttle_count</text:p>
          </table:table-cell>
          <table:table-cell office:value-type="string" calcext:value-type="string">
            <text:p>left_encoder_tick</text:p>
          </table:table-cell>
          <table:table-cell table:style-name="Default"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left_encoder_tick</text:p>
          </table:table-cell>
          <table:table-cell office:value-type="string" calcext:value-type="string">
            <text:p><text:span text:style-name="T16">payload = {</text:span><text:span text:style-name="T17">'report'</text:span><text:span text:style-name="T18">: </text:span><text:span text:style-name="T19">'left_encoder_tick'</text:span><text:span text:style-name="T20">, </text:span><text:span text:style-name="T19">'pin'</text:span><text:span text:style-name="T21">: pin, </text:span><text:span text:style-name="T22">'level'</text:span><text:span text:style-name="T23">: level, </text:span><text:span text:style-name="T24">'tick'</text:span><text:span text:style-name="T23">: tick}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 calcext:value-type="string">
            <text:p>right_encoder_tick</text:p>
          </table:table-cell>
          <table:table-cell office:value-type="string" calcext:value-type="string">
            <text:p><text:span text:style-name="T16">payload = {</text:span><text:span text:style-name="T17">'report'</text:span><text:span text:style-name="T18">: </text:span><text:span text:style-name="T19">'right_encoder_tick'</text:span><text:span text:style-name="T20">, </text:span><text:span text:style-name="T19">'pin'</text:span><text:span text:style-name="T21">: pin, </text:span><text:span text:style-name="T22">'level'</text:span><text:span text:style-name="T23">: level, </text:span><text:span text:style-name="T24">'tick'</text:span><text:span text:style-name="T23">: tick}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vy gui (main)</text:p>
          </table:table-cell>
          <table:table-cell table:style-name="ce3" office:value-type="string" calcext:value-type="string">
            <text:p>left_encoder_tick</text:p>
          </table:table-cell>
          <table:table-cell office:value-type="string" calcext:value-type="string">
            <text:p>user_motor_command</text:p>
          </table:table-cell>
          <table:table-cell office:value-type="string" calcext:value-type="string">
            <text:p><text:span text:style-name="T25">payload = {</text:span><text:span text:style-name="T26">'command'</text:span><text:span text:style-name="T27">: </text:span><text:span text:style-name="T28">'left_motor_forward'</text:span><text:span text:style-name="T29">, </text:span><text:span text:style-name="T30">'speed'</text:span><text:span text:style-name="T31">: </text:span><text:span text:style-name="T32">self</text:span><text:span text:style-name="T33">.speed}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pan text:style-name="T25">payload = {</text:span><text:span text:style-name="T26">'command'</text:span><text:span text:style-name="T27">: </text:span><text:span text:style-name="T28">'right_motor_forward'</text:span><text:span text:style-name="T29">, </text:span><text:span text:style-name="T30">'speed'</text:span><text:span text:style-name="T31">: </text:span><text:span text:style-name="T32">self</text:span><text:span text:style-name="T33">.speed}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pan text:style-name="T34">payload = {</text:span><text:span text:style-name="T35">'command'</text:span><text:span text:style-name="T36">: </text:span><text:span text:style-name="T37">'left_motor_coast'</text:span><text:span text:style-name="T36">}</text:span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<text:span text:style-name="T34">payload = {</text:span><text:span text:style-name="T35">'command'</text:span><text:span text:style-name="T36">: </text:span><text:span text:style-name="T37">'left_motor_coast'</text:span><text:span text:style-name="T36">}</text:span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2c_pcf8591</text:p>
          </table:table-cell>
          <table:table-cell table:style-name="ce4" office:value-type="string" calcext:value-type="string">
            <text:p>pfc8591</text:p>
          </table:table-cell>
          <table:table-cell table:style-name="ce5" office:value-type="string" calcext:value-type="string">
            <text:p><text:span text:style-name="T1">'I2C' </text:span><text:span text:style-name="T2">+ </text:span><text:span text:style-name="T3">str</text:span><text:span text:style-name="T4">(device_address)</text:span></text:p>
          </table:table-cell>
          <table:table-cell table:style-name="Default" office:value-type="string" calcext:value-type="string">
            <text:p>payload = {' 'command': 'init”, “device_address': 72'}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Default" office:value-type="string" calcext:value-type="string">
            <text:p>payload = {‘command’: ‘write_byte’, ‘device_address’: 72, 'value': 64'}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2c_adxl345</text:p>
          </table:table-cell>
          <table:table-cell table:number-columns-repeated="2"/>
          <table:table-cell table:style-name="Default" office:value-type="string" calcext:value-type="string">
            <text:p>payload ={‘command’ = ‘read_byte’, <text:s/>'device_address': 72, ‘report’ = True, tag': 2}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2c_pigpio</text:p>
          </table:table-cell>
          <table:table-cell table:style-name="ce3" office:value-type="string" calcext:value-type="string">
            <text:p>'i2c'</text:p>
          </table:table-cell>
          <table:table-cell office:value-type="string" calcext:value-type="string">
            <text:p><text:span text:style-name="T1">'I2C' </text:span><text:span text:style-name="T2">+ </text:span><text:span text:style-name="T3">str</text:span><text:span text:style-name="T4">(device_address)</text:span></text:p>
          </table:table-cell>
          <table:table-cell table:style-name="Default" office:value-type="string" calcext:value-type="string">
            <text:p>{u"command": "I2C_reply", u"board": self.board_num, u"data_files": data, u"tag": tag}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style-name="ce3" office:value-type="string" calcext:value-type="string">
            <text:p>user_led_command</text:p>
          </table:table-cell>
          <table:table-cell table:style-name="ce3" office:value-type="string" calcext:value-type="string">
            <text:p>system_led_command</text:p>
          </table:table-cell>
          <table:table-cell office:value-type="string" calcext:value-type="string">
            <text:p><text:span text:style-name="T34">{</text:span><text:span text:style-name="T35">'command'</text:span><text:span text:style-name="T36">: </text:span><text:span text:style-name="T37">'led_on'</text:span><text:span text:style-name="T36">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34">{</text:span><text:span text:style-name="T35">'command'</text:span><text:span text:style-name="T36">: </text:span><text:span text:style-name="T37">'led_off'</text:span><text:span text:style-name="T36">}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 office:value-type="string" calcext:value-type="string">
            <text:p>payload = {'command': 'blink_led',</text:p>
            <text:p>                   'blink_rate': 1,</text:p>
            <text:p>                   'number_of_blinks': 5}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led_pigpio</text:p>
          </table:table-cell>
          <table:table-cell office:value-type="string" calcext:value-type="string">
            <text:p>system_led_comma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otors</text:p>
          </table:table-cell>
          <table:table-cell table:style-name="ce3" office:value-type="string" calcext:value-type="string">
            <text:p>user_motor_command</text:p>
          </table:table-cell>
          <table:table-cell table:style-name="ce3" office:value-type="string" calcext:value-type="string">
            <text:p>system_motor_command</text:p>
          </table:table-cell>
          <table:table-cell office:value-type="string" calcext:value-type="string">
            <text:p><text:span text:style-name="T25">{</text:span><text:span text:style-name="T26">'command'</text:span><text:span text:style-name="T27">: </text:span><text:span text:style-name="T28">'left_motor_forward'</text:span><text:span text:style-name="T29">, </text:span><text:span text:style-name="T30">'speed'</text:span><text:span text:style-name="T31">: speed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25">{</text:span><text:span text:style-name="T26">'command'</text:span><text:span text:style-name="T27">: </text:span><text:span text:style-name="T28">'left_motor_reverse'</text:span><text:span text:style-name="T29">, </text:span><text:span text:style-name="T30">'speed'</text:span><text:span text:style-name="T31">: speed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34">{</text:span><text:span text:style-name="T35">'command'</text:span><text:span text:style-name="T36">: </text:span><text:span text:style-name="T37">'left_motor_brake'</text:span><text:span text:style-name="T36">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34">{</text:span><text:span text:style-name="T35">'command'</text:span><text:span text:style-name="T36">: </text:span><text:span text:style-name="T37">'left_motor_coast'</text:span><text:span text:style-name="T36">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25">{</text:span><text:span text:style-name="T26">'command'</text:span><text:span text:style-name="T27">: </text:span><text:span text:style-name="T28">'right_motor_forward'</text:span><text:span text:style-name="T29">, </text:span><text:span text:style-name="T30">'speed'</text:span><text:span text:style-name="T31">: speed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25">{</text:span><text:span text:style-name="T26">'command'</text:span><text:span text:style-name="T27">: </text:span><text:span text:style-name="T28">'right_motor_reverse'</text:span><text:span text:style-name="T29">, </text:span><text:span text:style-name="T30">'speed'</text:span><text:span text:style-name="T31">: speed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34">{</text:span><text:span text:style-name="T35">'command'</text:span><text:span text:style-name="T36">: </text:span><text:span text:style-name="T37">'right_motor_brake'</text:span><text:span text:style-name="T36">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<text:span text:style-name="T34">{</text:span><text:span text:style-name="T35">'command'</text:span><text:span text:style-name="T36">: </text:span><text:span text:style-name="T37">'right_motor_coast'</text:span><text:span text:style-name="T36">}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motors_pigpio</text:p>
          </table:table-cell>
          <table:table-cell table:style-name="ce3" office:value-type="string" calcext:value-type="string">
            <text:p>system_motor_command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N/A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>
            <text:p>switches_pigpio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button_state_change</text:p>
          </table:table-cell>
          <table:table-cell office:value-type="string" calcext:value-type="string">
            <text:p><text:span text:style-name="T16">{</text:span><text:span text:style-name="T17">'report'</text:span><text:span text:style-name="T18">: </text:span><text:span text:style-name="T19">'button_state_change'</text:span><text:span text:style-name="T20">, </text:span><text:span text:style-name="T19">'pin'</text:span><text:span text:style-name="T21">: pin, </text:span><text:span text:style-name="T22">'level'</text:span><text:span text:style-name="T23">: level, </text:span><text:span text:style-name="T24">'tick'</text:span><text:span text:style-name="T23">: tick}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left_bumper_state_change</text:p>
          </table:table-cell>
          <table:table-cell office:value-type="string" calcext:value-type="string">
            <text:p><text:span text:style-name="T16">{</text:span><text:span text:style-name="T17">'report'</text:span><text:span text:style-name="T18">: </text:span><text:span text:style-name="T19">'left_bumper_state_change'</text:span><text:span text:style-name="T20">, </text:span><text:span text:style-name="T19">'pin'</text:span><text:span text:style-name="T21">: pin, </text:span><text:span text:style-name="T22">'level'</text:span><text:span text:style-name="T23">: level, </text:span><text:span text:style-name="T24">'tick'</text:span><text:span text:style-name="T23">: tick}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right_bumper_state_change</text:p>
          </table:table-cell>
          <table:table-cell office:value-type="string" calcext:value-type="string">
            <text:p><text:span text:style-name="T16">{</text:span><text:span text:style-name="T17">'report'</text:span><text:span text:style-name="T18">: </text:span><text:span text:style-name="T19">'right_bumper_state_change'</text:span><text:span text:style-name="T20">, </text:span><text:span text:style-name="T19">'pin'</text:span><text:span text:style-name="T21">: pin, </text:span><text:span text:style-name="T22">'level'</text:span><text:span text:style-name="T23">: level, </text:span><text:span text:style-name="T24">'tick'</text:span><text:span text:style-name="T23">: tick}</text:span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9:51:19.637591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4:41:49.776543742</meta:creation-date>
    <dc:date>2016-10-03T11:06:23.086802699</dc:date>
    <meta:editing-duration>PT31M32S</meta:editing-duration>
    <meta:editing-cycles>9</meta:editing-cycles>
    <meta:generator>LibreOffice/5.1.4.2$Linux_X86_64 LibreOffice_project/10m0$Build-2</meta:generator>
    <meta:document-statistic meta:table-count="1" meta:cell-count="67" meta:object-count="0"/>
  </office:meta>
</office:document-meta>
</file>